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78ca3" officeooo:paragraph-rsid="00078ca3"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078ca3" officeooo:paragraph-rsid="00078ca3"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09282e" officeooo:paragraph-rsid="0009282e"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officeooo:rsid="00078ca3" officeooo:paragraph-rsid="00078ca3"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09282e" officeooo:paragraph-rsid="0009282e"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rsid="0009282e" officeooo:paragraph-rsid="000f18b3"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bold" officeooo:rsid="0009282e" officeooo:paragraph-rsid="0009282e"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italic" style:text-underline-style="none" fo:font-weight="normal" officeooo:rsid="0009282e" officeooo:paragraph-rsid="0009282e"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fo:font-style="italic" style:text-underline-style="none" fo:font-weight="normal" officeooo:rsid="000f18b3" officeooo:paragraph-rsid="0009282e"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0dfa5c" officeooo:paragraph-rsid="000f18b3"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078ca3" officeooo:paragraph-rsid="00078ca3"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rsid="0009282e" officeooo:paragraph-rsid="0009282e"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rsid="0014d982" officeooo:paragraph-rsid="0014d982"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bold" officeooo:rsid="0009282e" officeooo:paragraph-rsid="0009282e"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font-size="12pt" fo:font-style="normal" style:text-underline-style="none" fo:font-weight="bold" officeooo:rsid="0014d982" officeooo:paragraph-rsid="0014d982" style:font-size-asian="10.5pt" style:font-style-asian="normal" style:font-weight-asian="bold" style:font-size-complex="12pt" style:font-style-complex="normal" style:font-weight-complex="bold"/>
    </style:style>
    <style:style style:name="T1" style:family="text">
      <style:text-properties officeooo:rsid="0009282e"/>
    </style:style>
    <style:style style:name="T2" style:family="text">
      <style:text-properties officeooo:rsid="00099d95"/>
    </style:style>
    <style:style style:name="T3" style:family="text">
      <style:text-properties officeooo:rsid="000d777b"/>
    </style:style>
    <style:style style:name="T4" style:family="text">
      <style:text-properties officeooo:rsid="000dfa5c"/>
    </style:style>
    <style:style style:name="T5" style:family="text">
      <style:text-properties officeooo:rsid="000f18b3"/>
    </style:style>
    <style:style style:name="T6" style:family="text">
      <style:text-properties fo:font-style="italic" officeooo:rsid="000f18b3" style:font-style-asian="italic" style:font-style-complex="italic"/>
    </style:style>
    <style:style style:name="T7" style:family="text">
      <style:text-properties fo:font-style="italic" officeooo:rsid="000dfa5c" style:font-style-asian="italic" style:font-style-complex="italic"/>
    </style:style>
    <style:style style:name="T8" style:family="text">
      <style:text-properties fo:font-style="italic" officeooo:rsid="00143aa5" style:font-style-asian="italic" style:font-style-complex="italic"/>
    </style:style>
    <style:style style:name="T9" style:family="text">
      <style:text-properties officeooo:rsid="0010d1e8"/>
    </style:style>
    <style:style style:name="T10" style:family="text">
      <style:text-properties officeooo:rsid="00143aa5"/>
    </style:style>
    <style:style style:name="T11" style:family="text">
      <style:text-properties style:text-underline-style="solid" style:text-underline-width="auto" style:text-underline-color="font-color"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s Charges de logiciel de manipulation matriciel</text:p>
      <text:p text:style-name="P1"/>
      <text:p text:style-name="P2">Présentation :</text:p>
      <text:p text:style-name="P2"/>
      <text:p text:style-name="P4"><text:tab/>Le logiciel de gestion de manipulation de matrice est un composant logiciel permettant de gérer divers opération<text:span text:style-name="T9">s</text:span> sur des matrices creuses à taille variable (généralement volumineuse).</text:p>
      <text:p text:style-name="P4"/>
      <text:p text:style-name="P3">Contexte :</text:p>
      <text:p text:style-name="P4"/>
      <text:p text:style-name="P4"><text:tab/><text:span text:style-name="T2">La manipulation des matrices creuses dont la taille pose un problème au niveau de la gestion mémoire supportés par les structures classiques. Ces grandes matrices sont utilisées notamment pour des applications en génies électriques, optimisation, traitement automatique de langues, et autres.</text:span></text:p>
      <text:p text:style-name="P4"/>
      <text:p text:style-name="P2">Fonctionnalités :</text:p>
      <text:p text:style-name="P2"/>
      <text:p text:style-name="P4">- Création, <text:span text:style-name="T1">modification</text:span> <text:span text:style-name="T1">d'une matrice creuse</text:span></text:p>
      <text:p text:style-name="P4">- <text:span text:style-name="T1">Opérations diverses sur plusieurs matrices</text:span></text:p>
      <text:p text:style-name="P4"><text:tab/><text:span text:style-name="T8">addition</text:span></text:p>
      <text:p text:style-name="P4"><text:span text:style-name="T8"><text:tab/>soustraction</text:span></text:p>
      <text:p text:style-name="P4"><text:span text:style-name="T8"><text:tab/>multiplication</text:span></text:p>
      <text:p text:style-name="P4"><text:span text:style-name="T8"><text:tab/>transposé</text:span></text:p>
      <text:p text:style-name="P4">- <text:span text:style-name="T3">Sauvegarde de matrice sous fichier donnée</text:span></text:p>
      <text:p text:style-name="P4"/>
      <text:p text:style-name="P5">(Facultatif)</text:p>
      <text:p text:style-name="P5">- Affichage console</text:p>
      <text:p text:style-name="P5">- <text:span text:style-name="T10">Version de test permettant de tester directement les entrées sur le programme</text:span></text:p>
      <text:p text:style-name="P7"/>
      <text:p text:style-name="P15"><text:span text:style-name="T11">Contraintes </text:span>:</text:p>
      <text:p text:style-name="P13">- Utiliser une librairie statique ou dynamique afin de faciliter la compilation</text:p>
      <text:p text:style-name="P13">- les fichiers doivent respecter la norme de codage imposé (C.F. Norme)</text:p>
      <text:p text:style-name="P13">- Le programme doit être fonctionnel avant la date de rendu le vendredi 29 avril</text:p>
      <text:p text:style-name="P13">- la documentation fonctionnelle doit être fournit avec le programme</text:p>
      <text:p text:style-name="P13">- le code doit être commenté clairement en vue de futur modification/maintenance</text:p>
      <text:p text:style-name="P5"/>
      <text:p text:style-name="P7"/>
      <text:p text:style-name="P3">Scénario :</text:p>
      <text:p text:style-name="P3"/>
      <text:p text:style-name="P5">- <text:span text:style-name="T5">Une matrice vide est créé</text:span></text:p>
      <text:p text:style-name="P5"><text:tab/><text:span text:style-name="T6">un vecteur de structure contenant 3 variable est créé</text:span></text:p>
      <text:p text:style-name="P5">- <text:span text:style-name="T4">Il pourra modifier cette matrice à partir de fonctions console</text:span></text:p>
      <text:p text:style-name="P5"><text:tab/><text:span text:style-name="T6">ajout de plusieurs case « pleine » dans la matrice, donc dans le vecteur d »e structures</text:span></text:p>
      <text:p text:style-name="P9"/>
      <text:p text:style-name="P5">- <text:span text:style-name="T5">(optionnel) pour le test nous affichons un « help » en cas de mauvaises entrées</text:span></text:p>
      <text:p text:style-name="P5"><text:tab/><text:span text:style-name="T6">géré avec le main qui contrôle les différentes entrées dans la fonction</text:span></text:p>
      <text:p text:style-name="P5">- <text:span text:style-name="T5">Possibilité d’effectuer les opération élémentaire sur ces matrices</text:span></text:p>
      <text:p text:style-name="P5"><text:tab/><text:span text:style-name="T6">addition, soustraction, multiplication et transposé</text:span></text:p>
      <text:p text:style-name="P8"><text:tab/><text:span text:style-name="T5">une librairie statique gère ces différentes fonctions ainsi que le composantes permettant leurs exécution</text:span></text:p>
      <text:p text:style-name="P5">- <text:span text:style-name="T4">Un logiciel de sauvegarde</text:span></text:p>
      <text:p text:style-name="P6"><text:tab/><text:span text:style-name="T7">permet de garder les matrices sur des fichiers textes non modifiable</text:span></text:p>
      <text:p text:style-name="P10">- le logiciel se ferme une fois l’exécution terminé et la réponse renvoy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8T12:09:53.097000000</meta:creation-date>
    <dc:date>2016-04-26T19:40:28.650000000</dc:date>
    <meta:editing-duration>PT27M14S</meta:editing-duration>
    <meta:editing-cycles>6</meta:editing-cycles>
    <meta:generator>LibreOffice/5.1.1.3$Windows_x86 LibreOffice_project/89f508ef3ecebd2cfb8e1def0f0ba9a803b88a6d</meta:generator>
    <meta:document-statistic meta:table-count="0" meta:image-count="0" meta:object-count="0" meta:page-count="1" meta:paragraph-count="35" meta:word-count="314" meta:character-count="2047" meta:non-whitespace-character-count="1756"/>
  </office:meta>
</office:document-meta>
</file>